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&lt;tbody&gt;&lt;tr&gt;</text:p>
      <text:p text:style-name="Standard">&lt;td&gt;</text:p>
      <text:p text:style-name="Standard">&lt;p style="margin-top: 0; margin-bottom: 0; line-height:200%" align="left"&gt;</text:p>
      <text:p text:style-name="Standard">&lt;font size="4"&gt;- A barriga llena, corazón contento.&lt;br&gt;</text:p>
      <text:p text:style-name="Standard">- A buen entendedor, pocas palabras bastan.&lt;br&gt;</text:p>
      <text:p text:style-name="Standard">- A buen hambre, no hay pan duro.&lt;br&gt;</text:p>
      <text:p text:style-name="Standard">- ¡A buenas horas, mangas verdes!&lt;br&gt;</text:p>
      <text:p text:style-name="Standard">- A burro muerto, la cebada al rabo.&lt;br&gt;</text:p>
      <text:p text:style-name="Standard">- A caballo regalado no le mires el diente.&lt;br&gt;</text:p>
      <text:p text:style-name="Standard">- A cada cerdo le llega su San Martín.&lt;br&gt;</text:p>
      <text:p text:style-name="Standard">- A Dios rogando y con el mazo dando.&lt;br&gt;</text:p>
      <text:p text:style-name="Standard">- A enemigo que huye, puente de plata.&lt;br&gt;</text:p>
      <text:p text:style-name="Standard">- A falta de pan, buenas son tortas.&lt;br&gt;</text:p>
      <text:p text:style-name="Standard">- A grandes males, grandes remedios.&lt;br&gt;</text:p>
      <text:p text:style-name="Standard">- A gusto de los cocineros comen los frailes.&lt;br&gt;</text:p>
      <text:p text:style-name="Standard">- A la arrogancia en el pedir, la virtud del no dar.&lt;br&gt;</text:p>
      <text:p text:style-name="Standard">- A la cama no te irás sin saber una cosa más.&lt;br&gt;</text:p>
      <text:p text:style-name="Standard">- A la tercera va la vencida.&lt;br&gt;</text:p>
      <text:p text:style-name="Standard">- A la vejez, viruelas.&lt;br&gt;</text:p>
      <text:p text:style-name="Standard">- A lo hecho, pecho.&lt;br&gt;</text:p>
      <text:p text:style-name="Standard">- A mal tiempo, buena cara.&lt;br&gt;</text:p>
      <text:p text:style-name="Standard">- A más años, más desengaños.&lt;br&gt;</text:p>
      <text:p text:style-name="Standard">- A nadie le amarga un dulce.&lt;br&gt;</text:p>
      <text:p text:style-name="Standard">- A otro perro con ese hueso.&lt;br&gt;</text:p>
      <text:p text:style-name="Standard">- A palabras necias, oídos sordos.&lt;br&gt;</text:p>
      <text:p text:style-name="Standard">- A perro flaco, todo son pulgas.&lt;br&gt;</text:p>
      <text:p text:style-name="Standard">- A quien cuece y amasa, de todo le pasa.&lt;br&gt;</text:p>
      <text:p text:style-name="Standard">- A quien madruga, Dios le ayuda.&lt;br&gt;</text:p>
      <text:p text:style-name="Standard">- A quien mucho tiene, más le viene.&lt;br&gt;</text:p>
      <text:p text:style-name="Standard">- A rey muerto, rey puesto.&lt;br&gt;</text:p>
      <text:p text:style-name="Standard">- A río revuelto, ganancia de pescadores.&lt;br&gt;</text:p>
      <text:p text:style-name="Standard">- A todo se acostumbra uno, menos a no comer.&lt;br&gt;</text:p>
      <text:p text:style-name="Standard">- A un clavo ardiendo se agarra el que se está hundiendo.&lt;br&gt;</text:p>
      <text:p text:style-name="Standard">- Abril, aguas mil.&lt;br&gt;</text:p>
      <text:p text:style-name="Standard">- Afortunado en el juego, desafortunado en amores.&lt;br&gt;</text:p>
      <text:p text:style-name="Standard">- Agua pasada no mueve molino.&lt;br&gt;</text:p>
      <text:p text:style-name="Standard">- Agua que no has de beber déjala correr.&lt;br&gt;</text:p>
      <text:p text:style-name="Standard">- Ahora adulador, mañana traidor.&lt;br&gt;</text:p>
      <text:p text:style-name="Standard">- Al mejor cazador, se le va la liebre.&lt;br&gt;</text:p>
      <text:p text:style-name="Standard">- Al pan, pan, y al vino, vino.&lt;br&gt;</text:p>
      <text:p text:style-name="Standard">- Al perro flaco, todo se le vuelven pulgas.&lt;br&gt;</text:p>
      <text:p text:style-name="Standard">- Al que Dios se la dé, San Pedro se la bendiga.&lt;br&gt;</text:p>
      <text:p text:style-name="Standard">- Al que le pique, que se rasque.&lt;br&gt;</text:p>
      <text:p text:style-name="Standard">- Al revés te lo digo para que me entiendas.&lt;br&gt;</text:p>
      <text:p text:style-name="Standard">- Algo tendrá el agua cuando la bendicen.&lt;br&gt;</text:p>
      <text:p text:style-name="Standard">- Amigo por interés no dura porque no lo es.&lt;br&gt;</text:p>
      <text:p text:style-name="Standard">- Amor con amor se paga.&lt;br&gt;</text:p>
      <text:p text:style-name="Standard">- Amores reñidos son los más queridos.&lt;br&gt;</text:p>
      <text:p text:style-name="Standard">- Ande yo caliente y ríase la gente.&lt;br&gt;</text:p>
      <text:p text:style-name="Standard">- Ante la duda, la más tetuda.&lt;br&gt;</text:p>
      <text:p text:style-name="Standard">- Antes de hacer nada, consúltalo con la almohada.&lt;br&gt;</text:p>
      <text:p text:style-name="Standard"><text:soft-page-break/>- Antes de meter, prometer.&lt;br&gt;</text:p>
      <text:p text:style-name="Standard">- Antes se coge al mentiroso que al cojo.&lt;br&gt;</text:p>
      <text:p text:style-name="Standard">- Año de nieves, año de bienes.&lt;br&gt;</text:p>
      <text:p text:style-name="Standard">- Aprendiz de mucho, maestro de nada.&lt;br&gt;</text:p>
      <text:p text:style-name="Standard">- Arrieros somos, y en el camino nos encontraremos.&lt;br&gt;</text:p>
      <text:p text:style-name="Standard">- Asno con oro, alcánzalo todo.&lt;br&gt;</text:p>
      <text:p text:style-name="Standard">- Aunque la mona se vista de seda. mona se queda.&lt;br&gt;</text:p>
      <text:p text:style-name="Standard">- Ave que vuela, a la cazuela.&lt;br&gt;</text:p>
      <text:p text:style-name="Standard">- Bicho malo nunca muere.&lt;br&gt;</text:p>
      <text:p text:style-name="Standard">- Bien está lo que bien acaba.&lt;br&gt;</text:p>
      <text:p text:style-name="Standard">- Bien predica quien bien vive.&lt;br&gt;</text:p>
      <text:p text:style-name="Standard">- Buey viejo, surco derecho.&lt;br&gt;</text:p>
      <text:p text:style-name="Standard">- Caballo grande, ande o no ande.&lt;br&gt;</text:p>
      <text:p text:style-name="Standard">- Cada cosa a su tiempo.&lt;br&gt;</text:p>
      <text:p text:style-name="Standard">- Cada loco con su tema.&lt;br&gt;</text:p>
      <text:p text:style-name="Standard">- Cada maestrillo tiene su librillo.&lt;br&gt;</text:p>
      <text:p text:style-name="Standard">- Cada mochuelo a su olivo.&lt;br&gt;</text:p>
      <text:p text:style-name="Standard">- Cada moneda tiene dos caras.&lt;br&gt;</text:p>
      <text:p text:style-name="Standard">- Cada oveja con su pareja.&lt;br&gt;</text:p>
      <text:p text:style-name="Standard">- Cada palo aguante su vela.&lt;br&gt;</text:p>
      <text:p text:style-name="Standard">- Cada persona es dueña de su silencio y esclava de sus palabras.&lt;br&gt;</text:p>
      <text:p text:style-name="Standard">- Cada uno cuenta de la feria como le va en ella.&lt;br&gt;</text:p>
      <text:p text:style-name="Standard">- Cada uno en su casa, y Dios en la de todos.&lt;br&gt;</text:p>
      <text:p text:style-name="Standard">- Cada uno lleva su cruz.&lt;br&gt;</text:p>
      <text:p text:style-name="Standard">- Cada uno sabe dónde le aprieta el zapato.&lt;br&gt;</text:p>
      <text:p text:style-name="Standard">- Cada uno se conoce por sus obras.&lt;br&gt;</text:p>
      <text:p text:style-name="Standard">- Cada uno tiene lo que se merece.&lt;br&gt;</text:p>
      <text:p text:style-name="Standard">- Calumnia, que algo queda.&lt;br&gt;</text:p>
      <text:p text:style-name="Standard">- Casa con dos puertas, mala es de guardar.&lt;br&gt;</text:p>
      <text:p text:style-name="Standard">- Casarás y amansarás.&lt;br&gt;</text:p>
      <text:p text:style-name="Standard">- Como éramos pocos, parió la abuela.&lt;br&gt;</text:p>
      <text:p text:style-name="Standard">- Como se vive, se muere.&lt;br&gt;</text:p>
      <text:p text:style-name="Standard">- Como siembres, recogerás.&lt;br&gt;</text:p>
      <text:p text:style-name="Standard">- Con el roce, nace el cariño.&lt;br&gt;</text:p>
      <text:p text:style-name="Standard">- Con la ayuda del vecino, mató mi padre un cochino.&lt;br&gt;</text:p>
      <text:p text:style-name="Standard">- Con la intención basta.&lt;br&gt;</text:p>
      <text:p text:style-name="Standard">- Con la verdad se llega a todas partes.&lt;br&gt;</text:p>
      <text:p text:style-name="Standard">- Con las glorias se olvidan las memorias.&lt;br&gt;</text:p>
      <text:p text:style-name="Standard">- Con pan y vino, se anda el camino.&lt;br&gt;</text:p>
      <text:p text:style-name="Standard">- Consejos vendo, y para mí no tengo.&lt;br&gt;</text:p>
      <text:p text:style-name="Standard">- Contigo, pan y cebolla.&lt;br&gt;</text:p>
      <text:p text:style-name="Standard">- Contra el vicio de pedir, la virtud de no dar.&lt;br&gt;</text:p>
      <text:p text:style-name="Standard">- Contra la fortuna, no hay arte alguna.&lt;br&gt;</text:p>
      <text:p text:style-name="Standard">- Corazón codicioso, no tiene reposo.&lt;br&gt;</text:p>
      <text:p text:style-name="Standard">- Coser y cantar, todo es empezar.&lt;br&gt;</text:p>
      <text:p text:style-name="Standard">- Cree el ladrón que todos son de su condición.&lt;br&gt;</text:p>
      <text:p text:style-name="Standard">- Cría fama y échate a dormir.&lt;br&gt;</text:p>
      <text:p text:style-name="Standard">- Cría cuervos y te sacarán los ojos.&lt;br&gt;</text:p>
      <text:p text:style-name="Standard">- Cuando el diablo no tiene nada que hacer, mata moscas con el rabo.&lt;br&gt;</text:p>
      <text:p text:style-name="Standard">- Cuando el gato no está, los ratones bailan.&lt;br&gt;</text:p>
      <text:p text:style-name="Standard">- Cuando el grajo vuela bajo, hace un frío del carajo. &lt;br&gt;</text:p>
      <text:p text:style-name="Standard">- Cuando el río suena, agua lleva.&lt;br&gt;</text:p>
      <text:p text:style-name="Standard"><text:soft-page-break/>- Cuando las barbas del vecino veas pelar, pon las tuyas a remojar.&lt;br&gt;</text:p>
      <text:p text:style-name="Standard">- Cuando menos se piensa, salta la liebre.&lt;br&gt;</text:p>
      <text:p text:style-name="Standard">- Cuando una puerta se cierra, otra se abre.&lt;br&gt;</text:p>
      <text:p text:style-name="Standard">- Cuanto más se tiene, más se quiere.&lt;br&gt;</text:p>
      <text:p text:style-name="Standard">- Cuanto más viejo, más pellejo.&lt;br&gt;</text:p>
      <text:p text:style-name="Standard">- Cuidados ajenos mataron al asno.&lt;br&gt;</text:p>
      <text:p text:style-name="Standard">- Culo veo, culo deseo.&lt;br&gt;</text:p>
      <text:p text:style-name="Standard">- Da Dios almendras al que no tiene muelas.&lt;br&gt;</text:p>
      <text:p text:style-name="Standard">- Dame pan, y dime tonto.&lt;br&gt;</text:p>
      <text:p text:style-name="Standard">- Date prisa despacio, y llegarás a palacio.&lt;br&gt;</text:p>
      <text:p text:style-name="Standard">- De aquellos polvos, vienen estos lodos.&lt;br&gt;</text:p>
      <text:p text:style-name="Standard">- De buen vino, buen vinagre.&lt;br&gt;</text:p>
      <text:p text:style-name="Standard">- De casta le viene al galgo el ser rabilargo.&lt;br&gt;</text:p>
      <text:p text:style-name="Standard">- De desagradecidos está el infierno lleno.&lt;br&gt;</text:p>
      <text:p text:style-name="Standard">- De donde no hay, no se puede sacar.&lt;br&gt;</text:p>
      <text:p text:style-name="Standard">- De la calle vendrá, quien de tu casa te echará.&lt;br&gt;</text:p>
      <text:p text:style-name="Standard">- De grandes cenas están las sepulturas llenas.&lt;br&gt;</text:p>
      <text:p text:style-name="Standard">- De herrero a herrero, no pasa dinero.&lt;br&gt;</text:p>
      <text:p text:style-name="Standard">- De ilusión también se vive.&lt;br&gt;</text:p>
      <text:p text:style-name="Standard">- De la discusión nace la luz.&lt;br&gt;</text:p>
      <text:p text:style-name="Standard">- De lo que no cuesta, llena la cesta.&lt;br&gt;</text:p>
      <text:p text:style-name="Standard">- De lo que no veas, ni la mitad te creas.&lt;br&gt;</text:p>
      <text:p text:style-name="Standard">- De lo que se come se cría.&lt;br&gt;</text:p>
      <text:p text:style-name="Standard">- De los amigos me guarde Dios, que de los enemigos me guardo yo.&lt;br&gt;</text:p>
      <text:p text:style-name="Standard">- De los cuarenta para arriba, no te mojes la barriga.&lt;br&gt;</text:p>
      <text:p text:style-name="Standard">- De los escarmentados nacen los avisados.&lt;br&gt;</text:p>
      <text:p text:style-name="Standard">- De mí te reirás, pero de mi dinero, no.&lt;br&gt;</text:p>
      <text:p text:style-name="Standard">- De noche todos los gatos son pardos.&lt;br&gt;</text:p>
      <text:p text:style-name="Standard">- De perdidos, al río.&lt;br&gt;</text:p>
      <text:p text:style-name="Standard">- De tal cepa, tal vino.&lt;br&gt;</text:p>
      <text:p text:style-name="Standard">- De tal palo, tal astilla.&lt;br&gt;</text:p>
      <text:p text:style-name="Standard">- De todo hay en la viña del Señor.&lt;br&gt;</text:p>
      <text:p text:style-name="Standard">- De trigo y avena, mi casa llena.&lt;br&gt;</text:p>
      <text:p text:style-name="Standard">- De una cebolla no nace una rosa.&lt;br&gt;</text:p>
      <text:p text:style-name="Standard">- Del agua mansa líbreme Dios, que de la brava me libraré yo.&lt;br&gt;</text:p>
      <text:p text:style-name="Standard">- Del amor al odio hay un paso.&lt;br&gt;</text:p>
      <text:p text:style-name="Standard">- Del árbol caído, todos hacen leña.&lt;br&gt;</text:p>
      <text:p text:style-name="Standard">- Del dicho al hecho hay un buen trecho.&lt;br&gt;</text:p>
      <text:p text:style-name="Standard">- Del jefe y del mulo cuanto más lejos más seguro.&lt;br&gt;</text:p>
      <text:p text:style-name="Standard">- Del mar, el mero; de la tierra, el cordero.&lt;br&gt;</text:p>
      <text:p text:style-name="Standard">- Del viejo, el consejo.&lt;br&gt;</text:p>
      <text:p text:style-name="Standard">- Dentro de cien años, todos calvos.&lt;br&gt;</text:p>
      <text:p text:style-name="Standard">- Desdichas y caminos hacen amigos.&lt;br&gt;</text:p>
      <text:p text:style-name="Standard">- Desgracia compartida, menos sentida.&lt;br&gt;</text:p>
      <text:p text:style-name="Standard">- Desgraciado en el juego, afortunado en amores.&lt;br&gt;</text:p>
      <text:p text:style-name="Standard">- Desnudar un santo para vestir otro.&lt;br&gt;</text:p>
      <text:p text:style-name="Standard">- Desnudo nací, desnudo me hallo: ni pierdo ni gano.&lt;br&gt;</text:p>
      <text:p text:style-name="Standard">- Después de beber, cada uno dice su parecer.&lt;br&gt;</text:p>
      <text:p text:style-name="Standard">- Después de la tempestad, viene la calma.&lt;br&gt;</text:p>
      <text:p text:style-name="Standard">- Detrás de la cruz está el diablo.&lt;br&gt;</text:p>
      <text:p text:style-name="Standard">- Día de Santa Lucía, mengua la noche y crece el día.&lt;br&gt;</text:p>
      <text:p text:style-name="Standard">- Días de mucho, vísperas de nada.&lt;br&gt;</text:p>
      <text:p text:style-name="Standard"><text:soft-page-break/>- Dicho y hecho.&lt;br&gt;</text:p>
      <text:p text:style-name="Standard">- Diciendo las verdades se pierden amistades.&lt;br&gt;</text:p>
      <text:p text:style-name="Standard">- Dime con quien andas y te diré quien eres.&lt;br&gt;</text:p>
      <text:p text:style-name="Standard">- Dime de que presumes y te diré de que careces.&lt;br&gt;</text:p>
      <text:p text:style-name="Standard">- Dinero llama dinero.&lt;br&gt;</text:p>
      <text:p text:style-name="Standard">- Dios aprieta pero no ahoga.&lt;br&gt;</text:p>
      <text:p text:style-name="Standard">- Dios los cría y ellos se juntan.&lt;br&gt;</text:p>
      <text:p text:style-name="Standard">- Divide y vencerás.&lt;br&gt;</text:p>
      <text:p text:style-name="Standard">- Donde dije digo, digo Diego.&lt;br&gt;</text:p>
      <text:p text:style-name="Standard">- Donde fueres, haz lo que vieres.&lt;br&gt;</text:p>
      <text:p text:style-name="Standard">- Donde hay confianza, da asco.&lt;br&gt;</text:p>
      <text:p text:style-name="Standard">- Donde hay patrón, no manda marinero.&lt;br&gt;</text:p>
      <text:p text:style-name="Standard">- Donde las dan las toman.&lt;br&gt;</text:p>
      <text:p text:style-name="Standard">- Donde manda el corazón, la cabeza tiene poco que decir.&lt;br&gt;</text:p>
      <text:p text:style-name="Standard">- Donde menos se piensa salta la liebre.&lt;br&gt;</text:p>
      <text:p text:style-name="Standard">- ¿Dónde va Vicente?, donde va la gente.&lt;br&gt;</text:p>
      <text:p text:style-name="Standard">- Dos es compañía, tres es multitud.&lt;br&gt;</text:p>
      <text:p text:style-name="Standard">- Dos no riñen, si uno no quiere.&lt;br&gt;</text:p>
      <text:p text:style-name="Standard">- Dos que duermen en un colchón, se vuelven de la misma condición.&lt;br&gt;</text:p>
      <text:p text:style-name="Standard">- El amor es ciego.&lt;br&gt;</text:p>
      <text:p text:style-name="Standard">- El avaro, cuanto más tiene, más quiere.&lt;br&gt;</text:p>
      <text:p text:style-name="Standard">- El bien viene andando; el mal, volando.&lt;br&gt;</text:p>
      <text:p text:style-name="Standard">- El buen cirujano corta por lo sano.&lt;br&gt;</text:p>
      <text:p text:style-name="Standard">- El buen paño en el arca se vende.&lt;br&gt;</text:p>
      <text:p text:style-name="Standard">- El buen perfume se vende en frasco pequeño.&lt;br&gt;</text:p>
      <text:p text:style-name="Standard">- El buey suelto, bien se lame.&lt;br&gt;</text:p>
      <text:p text:style-name="Standard">- El casado, casa quiere.&lt;br&gt;</text:p>
      <text:p text:style-name="Standard">- El comer y el rascar, todo es empezar.&lt;br&gt;</text:p>
      <text:p text:style-name="Standard">- El dinero hace caballero.&lt;br&gt;</text:p>
      <text:p text:style-name="Standard">- El fin justifica los medios.&lt;br&gt;</text:p>
      <text:p text:style-name="Standard">- El fruto prohibido es el más apetecido.&lt;br&gt;</text:p>
      <text:p text:style-name="Standard">- El gato escaldado, del agua fría huye.&lt;br&gt;</text:p>
      <text:p text:style-name="Standard">- El hábito no hace al monje.&lt;br&gt;</text:p>
      <text:p text:style-name="Standard">- El hambre aguza el ingenio.&lt;br&gt;</text:p>
      <text:p text:style-name="Standard">- El hambre es muy mala consejera.&lt;br&gt;</text:p>
      <text:p text:style-name="Standard">- El hombre es el único animal que tropieza dos veces en la misma piedra.&lt;br&gt;</text:p>
      <text:p text:style-name="Standard">- El hombre propone, y Dios dispone.&lt;br&gt;</text:p>
      <text:p text:style-name="Standard">- El hombre y el oso, cuanto más feo, más hermoso.&lt;br&gt;</text:p>
      <text:p text:style-name="Standard">- El huésped y el pez, a los tres días hiede.&lt;br&gt;</text:p>
      <text:p text:style-name="Standard">- El invierno no es pasado mientras abril no es terminado.&lt;br&gt;</text:p>
      <text:p text:style-name="Standard">- El llanto, sobre el difunto.&lt;br&gt;</text:p>
      <text:p text:style-name="Standard">- El lloro de la mujer, no es de creer.&lt;br&gt;</text:p>
      <text:p text:style-name="Standard">- El mejor escribano echa un borrón.&lt;br&gt;</text:p>
      <text:p text:style-name="Standard">- El mentiroso ha de ser memorioso.&lt;br&gt;</text:p>
      <text:p text:style-name="Standard">- El muerto al hoyo y el vivo al bollo.&lt;br&gt;</text:p>
      <text:p text:style-name="Standard">- El mundo es un pañuelo.&lt;br&gt;</text:p>
      <text:p text:style-name="Standard">- El ocio no quede impune; quien no trabaje, que ayune.&lt;br&gt;</text:p>
      <text:p text:style-name="Standard">- El ojo del amo engorda el caballo.&lt;br&gt;</text:p>
      <text:p text:style-name="Standard">- El perro del hortelano, ni come ni deja comer al amo.&lt;br&gt;</text:p>
      <text:p text:style-name="Standard">- El pez grande se come al chico.&lt;br&gt;</text:p>
      <text:p text:style-name="Standard">- El poeta nace, no se hace.&lt;br&gt;</text:p>
      <text:p text:style-name="Standard">- El que a buen árbol se arrima, buena sombra le cobija.&lt;br&gt;</text:p>
      <text:p text:style-name="Standard"><text:soft-page-break/>- El que a hierro mata, a hierro muere.&lt;br&gt;</text:p>
      <text:p text:style-name="Standard">- El que al cielo escupe en la cara le cae.&lt;br&gt;</text:p>
      <text:p text:style-name="Standard">- El que algo quiere, algo le cuesta.&lt;br&gt;</text:p>
      <text:p text:style-name="Standard">- El que avisa no es traidor.&lt;br&gt;</text:p>
      <text:p text:style-name="Standard">- El que busca halla.&lt;br&gt;</text:p>
      <text:p text:style-name="Standard">- El que calla, otorga.&lt;br&gt;</text:p>
      <text:p text:style-name="Standard">- El que espera, desespera.&lt;br&gt;</text:p>
      <text:p text:style-name="Standard">- El que esté libre de pecado, que tire la primera piedra.&lt;br&gt;</text:p>
      <text:p text:style-name="Standard">- El que fue a Sevilla perdió su silla.&lt;br&gt;</text:p>
      <text:p text:style-name="Standard">- El que guarda, siempre tiene.&lt;br&gt;</text:p>
      <text:p text:style-name="Standard">- El que la sigue, la consigue.&lt;br&gt;</text:p>
      <text:p text:style-name="Standard">- El que mucho corre, pronto para.&lt;br&gt;</text:p>
      <text:p text:style-name="Standard">- El que mucho habla, mucho yerra.&lt;br&gt;</text:p>
      <text:p text:style-name="Standard">- El que mucho ofrece, poco da.&lt;br&gt;</text:p>
      <text:p text:style-name="Standard">- El que no llora, no mama.&lt;br&gt;</text:p>
      <text:p text:style-name="Standard">- El que no quiera polvo, que no vaya a la era.&lt;br&gt;</text:p>
      <text:p text:style-name="Standard">- El que no se consuela, es porque no quiere.&lt;br&gt;</text:p>
      <text:p text:style-name="Standard">- El que no trabaja, no come.&lt;br&gt;</text:p>
      <text:p text:style-name="Standard">- El que parte y reparte, se queda con la mejor parte.&lt;br&gt;</text:p>
      <text:p text:style-name="Standard">- El que pega primero, pega dos veces.&lt;br&gt;</text:p>
      <text:p text:style-name="Standard">- El que quiera peces que se moje el culo.&lt;br&gt;</text:p>
      <text:p text:style-name="Standard">- El que ríe el último, ríe mejor.&lt;br&gt;</text:p>
      <text:p text:style-name="Standard">- El que rompe, paga.&lt;br&gt;</text:p>
      <text:p text:style-name="Standard">- El que se excusa, se acusa.&lt;br&gt;</text:p>
      <text:p text:style-name="Standard">- El que se pica, ajos come.&lt;br&gt;</text:p>
      <text:p text:style-name="Standard">- El que siembra viento, cosecha tempestades.&lt;br&gt;</text:p>
      <text:p text:style-name="Standard">- El que tiene boca, se equivoca.&lt;br&gt;</text:p>
      <text:p text:style-name="Standard">- El que tiene padrino se bautiza.&lt;br&gt;</text:p>
      <text:p text:style-name="Standard">- El que tiene un tío en Alcalá, ni tiene tío ni tiene ná.&lt;br&gt;</text:p>
      <text:p text:style-name="Standard">- El que tuvo, retuvo.&lt;br&gt;</text:p>
      <text:p text:style-name="Standard">- El que venga detrás, que arree.&lt;br&gt;</text:p>
      <text:p text:style-name="Standard">- El que vive de favores, sirve a muchos señores.&lt;br&gt;</text:p>
      <text:p text:style-name="Standard">- El saber no ocupa lugar.&lt;br&gt;</text:p>
      <text:p text:style-name="Standard">- El sabio siempre quiere aprender, el ignorante siempre quiere enseñar.&lt;br&gt;</text:p>
      <text:p text:style-name="Standard">- El tiempo es oro.&lt;br&gt;</text:p>
      <text:p text:style-name="Standard">- El tiempo lo dirá.&lt;br&gt;</text:p>
      <text:p text:style-name="Standard">- El tiempo perdido no se recupera.&lt;br&gt;</text:p>
      <text:p text:style-name="Standard">- El tiempo pone a cada uno en su sitio.&lt;br&gt;</text:p>
      <text:p text:style-name="Standard">- El tiempo todo lo cura.&lt;br&gt;</text:p>
      <text:p text:style-name="Standard">- En boca cerrada no entran moscas.&lt;br&gt;</text:p>
      <text:p text:style-name="Standard">- En casa del herrero, cuchillo de palo.&lt;br&gt;</text:p>
      <text:p text:style-name="Standard">- En casa del pobre, dura poco la alegría.&lt;br&gt;</text:p>
      <text:p text:style-name="Standard">- En el país de los ciegos, el tuerto es el rey.&lt;br&gt;</text:p>
      <text:p text:style-name="Standard">- En febrero busca la sombra el perro.&lt;br&gt;</text:p>
      <text:p text:style-name="Standard">- En la guerra y en el amor, todo vale.&lt;br&gt;</text:p>
      <text:p text:style-name="Standard">- En la tardanza está el peligro.&lt;br&gt;</text:p>
      <text:p text:style-name="Standard">- En la variedad está el gusto.&lt;br&gt;</text:p>
      <text:p text:style-name="Standard">- En martes, ni te cases ni te embarques.&lt;br&gt;</text:p>
      <text:p text:style-name="Standard">- En tiempo de higos no hay amigos.&lt;br&gt;</text:p>
      <text:p text:style-name="Standard">- En todas partes cuecen habas.&lt;br&gt;</text:p>
      <text:p text:style-name="Standard">- Encender una vela a Dios y otra al diablo.&lt;br&gt;</text:p>
      <text:p text:style-name="Standard">- Entre col y col, lechuga.&lt;br&gt;</text:p>
      <text:p text:style-name="Standard"><text:soft-page-break/>- Entre dos amigos, un notario y dos testigos.&lt;br&gt;</text:p>
      <text:p text:style-name="Standard">- Entre todos la mataron y ella sola se murió.&lt;br&gt;</text:p>
      <text:p text:style-name="Standard">- Es buena noticia el que no las haya.&lt;br&gt;</text:p>
      <text:p text:style-name="Standard">- Es de bien nacidos ser agradecidos.&lt;br&gt;</text:p>
      <text:p text:style-name="Standard">- Es la gota que desborda el vaso.&lt;br&gt;</text:p>
      <text:p text:style-name="Standard">- Es peor el remedio que la enfermedad.&lt;br&gt;</text:p>
      <text:p text:style-name="Standard">- Escoba nueva barre bien.&lt;br&gt;</text:p>
      <text:p text:style-name="Standard">- Gallina vieja hace buen caldo.&lt;br&gt;</text:p>
      <text:p text:style-name="Standard">- Gallo que no canta, algo tiene en la garganta.&lt;br&gt;</text:p>
      <text:p text:style-name="Standard">- Gato con guantes no caza ratones.&lt;br&gt;</text:p>
      <text:p text:style-name="Standard">- Gato escaldado, del agua fría huye.&lt;br&gt;</text:p>
      <text:p text:style-name="Standard">- Genio y figura, hasta la sepultura.&lt;br&gt;</text:p>
      <text:p text:style-name="Standard">- Gota a gota, se llena la bota.&lt;br&gt;</text:p>
      <text:p text:style-name="Standard">- Gusta lo ajeno más por ajeno que por bueno.&lt;br&gt;</text:p>
      <text:p text:style-name="Standard">- Hablando del rey de Roma, por la puerta asoma.&lt;br&gt;</text:p>
      <text:p text:style-name="Standard">- Hablando se entiende la gente.&lt;br&gt;</text:p>
      <text:p text:style-name="Standard">- Habló el buey y dijo mu.&lt;br&gt;</text:p>
      <text:p text:style-name="Standard">- Haciendo y deshaciendo se va aprendiendo.&lt;br&gt;</text:p>
      <text:p text:style-name="Standard">- Hambre que espera hartura, no es hambre pura.&lt;br&gt;</text:p>
      <text:p text:style-name="Standard">- Hasta el cuarenta de mayo no te quites el sayo.&lt;br&gt;</text:p>
      <text:p text:style-name="Standard">- Hasta el rabo, todo es toro.&lt;br&gt;</text:p>
      <text:p text:style-name="Standard">- Hay más días que longanizas.&lt;br&gt;</text:p>
      <text:p text:style-name="Standard">- Haz bien y no mires a quien.&lt;br&gt;</text:p>
      <text:p text:style-name="Standard">- Hijo sin dolor, madre sin amor.&lt;br&gt;</text:p>
      <text:p text:style-name="Standard">- Hombre prevenido, vale por dos.&lt;br&gt;</text:p>
      <text:p text:style-name="Standard">- Hoy por ti, mañana por mí.&lt;br&gt;</text:p>
      <text:p text:style-name="Standard">- Huir del fuego para caer en las brasas.&lt;br&gt;</text:p>
      <text:p text:style-name="Standard">- Ir por lana y volver trasquilado.&lt;br&gt;</text:p>
      <text:p text:style-name="Standard">- Jaula nueva, pájaro muerto.&lt;br&gt;</text:p>
      <text:p text:style-name="Standard">- Juan Palomo, yo me lo guiso y yo me lo como.&lt;br&gt;</text:p>
      <text:p text:style-name="Standard">- Juego y bebida, casa perdida.&lt;br&gt;</text:p>
      <text:p text:style-name="Standard">- La arruga es bella.&lt;br&gt;</text:p>
      <text:p text:style-name="Standard">- La ausencia causa olvido.&lt;br&gt;</text:p>
      <text:p text:style-name="Standard">- La avaricia rompe el saco.&lt;br&gt;</text:p>
      <text:p text:style-name="Standard">- La cabra siempre tira al monte.&lt;br&gt;</text:p>
      <text:p text:style-name="Standard">- La cara es el espejo del alma.&lt;br&gt;</text:p>
      <text:p text:style-name="Standard">- La caridad bien entendida empieza por uno mismo.&lt;br&gt;</text:p>
      <text:p text:style-name="Standard">- La casa se arruina por la cocina.&lt;br&gt;</text:p>
      <text:p text:style-name="Standard">- La costumbre hace ley.&lt;br&gt;</text:p>
      <text:p text:style-name="Standard">- La curiosidad mató al gato.&lt;br&gt;</text:p>
      <text:p text:style-name="Standard">- La ensalada, poco vinagre y bien aceitada.&lt;br&gt;</text:p>
      <text:p text:style-name="Standard">- La esperanza es lo último que se pierde.&lt;br&gt;</text:p>
      <text:p text:style-name="Standard">- La excepción confirma la regla.&lt;br&gt;</text:p>
      <text:p text:style-name="Standard">- La experiencia es la madre de la ciencia.&lt;br&gt;</text:p>
      <text:p text:style-name="Standard">- La fe mueve montañas.&lt;br&gt;</text:p>
      <text:p text:style-name="Standard">- La gallina de mi vecina más huevos pone que la mía.&lt;br&gt;</text:p>
      <text:p text:style-name="Standard">- La hermosura poco dura.&lt;br&gt;</text:p>
      <text:p text:style-name="Standard">- La ignorancia de la ley no excusa su cumplimiento.&lt;br&gt;</text:p>
      <text:p text:style-name="Standard">- La intención es lo que vale.&lt;br&gt;</text:p>
      <text:p text:style-name="Standard">- La juventud tiene la fuerza y la vejez la prudencia.&lt;br&gt;</text:p>
      <text:p text:style-name="Standard">- La lengua no tiene hueso, pero corta lo más grueso.&lt;br&gt;</text:p>
      <text:p text:style-name="Standard">- La letra con sangre entra.&lt;br&gt;</text:p>
      <text:p text:style-name="Standard"><text:soft-page-break/>- La ley del embudo, para mí lo ancho y para ti lo agudo.&lt;br&gt;</text:p>
      <text:p text:style-name="Standard">- La manzana podrida pierde a su compañía.&lt;br&gt;</text:p>
      <text:p text:style-name="Standard">- La mejor palabra siempre es la que queda por decir.&lt;br&gt;</text:p>
      <text:p text:style-name="Standard">- La mejor salsa, el apetito.&lt;br&gt;</text:p>
      <text:p text:style-name="Standard">- La mujer del César, además de ser honesta, debe parecerlo.&lt;br&gt;</text:p>
      <text:p text:style-name="Standard">- La mujer y el oro, lo pueden todo.&lt;br&gt;</text:p>
      <text:p text:style-name="Standard">- La mujer y el vino sacan al hombre de tino.&lt;br&gt;</text:p>
      <text:p text:style-name="Standard">- La música amansa las fieras.&lt;br&gt;</text:p>
      <text:p text:style-name="Standard">- La ocasión la pintan calva.&lt;br&gt;</text:p>
      <text:p text:style-name="Standard">- La palabra es plata y el silencio es oro.&lt;br&gt;</text:p>
      <text:p text:style-name="Standard">- La palabra que sale de la boca, nunca torna.&lt;br&gt;</text:p>
      <text:p text:style-name="Standard">- La peor gallina es la que más cacarea.&lt;br&gt;</text:p>
      <text:p text:style-name="Standard">- La perseverancia todo lo alcanza.&lt;br&gt;</text:p>
      <text:p text:style-name="Standard">- La primavera la sangre altera.&lt;br&gt;</text:p>
      <text:p text:style-name="Standard">- La procesión va por dentro.&lt;br&gt;</text:p>
      <text:p text:style-name="Standard">- La realidad supera la ficción.&lt;br&gt;</text:p>
      <text:p text:style-name="Standard">- La respuesta mansa la ira quebranta.&lt;br&gt;</text:p>
      <text:p text:style-name="Standard">- La suegra y el doctor, cuanto más lejos, mejor.&lt;br&gt;</text:p>
      <text:p text:style-name="Standard">- La suerte de la fea, la bonita la desea.&lt;br&gt;</text:p>
      <text:p text:style-name="Standard">- La suerte está echada.&lt;br&gt;</text:p>
      <text:p text:style-name="Standard">- La unión hace la fuerza.&lt;br&gt;</text:p>
      <text:p text:style-name="Standard">- La venganza es un plato que se sirve frío.&lt;br&gt;</text:p>
      <text:p text:style-name="Standard">- La verdad es amarga.&lt;br&gt;</text:p>
      <text:p text:style-name="Standard">- La vida no es un camino de rosas.&lt;br&gt;</text:p>
      <text:p text:style-name="Standard">- La viuda rica hace que llora y repica.&lt;br&gt;</text:p>
      <text:p text:style-name="Standard">- Las apariencias engañan.&lt;br&gt;</text:p>
      <text:p text:style-name="Standard">- Las armas de fuego, cuanto más lejos, mejor.&lt;br&gt;</text:p>
      <text:p text:style-name="Standard">- Las comparaciones son odiosas.&lt;br&gt;</text:p>
      <text:p text:style-name="Standard">- Las cosas de palacio van despacio.&lt;br&gt;</text:p>
      <text:p text:style-name="Standard">- Las cuentas claras, y el chocolate espeso.&lt;br&gt;</text:p>
      <text:p text:style-name="Standard">- Las desgracias nunca vienen solas.&lt;br&gt;</text:p>
      <text:p text:style-name="Standard">- Las madres hacendosas hacen las hijas perezosas.&lt;br&gt;</text:p>
      <text:p text:style-name="Standard">- Las malas noticias vuelan.&lt;br&gt;</text:p>
      <text:p text:style-name="Standard">- Las palabras vuelan, y lo escrito permanece.&lt;br&gt;</text:p>
      <text:p text:style-name="Standard">- Las paredes oyen.&lt;br&gt;</text:p>
      <text:p text:style-name="Standard">- Las prisas nunca son buenas.&lt;br&gt;</text:p>
      <text:p text:style-name="Standard">- Libro prestado, libro perdido.&lt;br&gt;</text:p>
      <text:p text:style-name="Standard">- Lo barato sale caro.&lt;br&gt;</text:p>
      <text:p text:style-name="Standard">- Lo bien hecho, bien parece.&lt;br&gt;</text:p>
      <text:p text:style-name="Standard">- Lo bueno poco dura.&lt;br&gt;</text:p>
      <text:p text:style-name="Standard">- Lo bueno, si breve, dos veces bueno.&lt;br&gt;</text:p>
      <text:p text:style-name="Standard">- Lo comido por lo servido.&lt;br&gt;</text:p>
      <text:p text:style-name="Standard">- Lo cortés no quita lo valiente.&lt;br&gt;</text:p>
      <text:p text:style-name="Standard">- Lo fiado, rara vez pagado.&lt;br&gt;</text:p>
      <text:p text:style-name="Standard">- Lo olvidado, ni agradecido ni pagado.&lt;br&gt;</text:p>
      <text:p text:style-name="Standard">- Lo prometido es deuda.&lt;br&gt;</text:p>
      <text:p text:style-name="Standard">- Lo que a unos mata, a otros sana.&lt;br&gt;</text:p>
      <text:p text:style-name="Standard">- Lo que bien empieza, bien acaba.&lt;br&gt;</text:p>
      <text:p text:style-name="Standard">- Lo que de noche se hace, a la mañana parece.&lt;br&gt;</text:p>
      <text:p text:style-name="Standard">- Lo que en los libros no está, la vida te lo enseñará.&lt;br&gt;</text:p>
      <text:p text:style-name="Standard">- Lo que es moda no incomoda.&lt;br&gt;</text:p>
      <text:p text:style-name="Standard">- Lo que mucho vale, mucho cuesta.&lt;br&gt;</text:p>
      <text:p text:style-name="Standard"><text:soft-page-break/>- Lo que no has de comer, déjalo cocer.&lt;br&gt;</text:p>
      <text:p text:style-name="Standard">- Lo que no mata, engorda.&lt;br&gt;</text:p>
      <text:p text:style-name="Standard">- Lo que no se comienza, nunca se acaba.&lt;br&gt;</text:p>
      <text:p text:style-name="Standard">- Lo que no se llevan los ladrones, aparece por los rincones.&lt;br&gt;</text:p>
      <text:p text:style-name="Standard">- Lo que no va en lágrimas va en suspiros.&lt;br&gt;</text:p>
      <text:p text:style-name="Standard">- Lo que otro suda, a mí poco me dura.&lt;br&gt;</text:p>
      <text:p text:style-name="Standard">- Lo que poco cuesta, poco se aprecia.&lt;br&gt;</text:p>
      <text:p text:style-name="Standard">- Lo que se aprende en la cuna, siempre dura.&lt;br&gt;</text:p>
      <text:p text:style-name="Standard">- Lo que sea sonará.&lt;br&gt;</text:p>
      <text:p text:style-name="Standard">- Los amigos de mis amigos son mis amigos.&lt;br&gt;</text:p>
      <text:p text:style-name="Standard">- Los amigos de mis amigos son mis amigos.&lt;br&gt;</text:p>
      <text:p text:style-name="Standard">- Los años no pasan en balde.&lt;br&gt;</text:p>
      <text:p text:style-name="Standard">- Los árboles no dejan ver el bosque.&lt;br&gt;</text:p>
      <text:p text:style-name="Standard">- Los celos son malos consejeros.&lt;br&gt;</text:p>
      <text:p text:style-name="Standard">- Los duelos con pan, son menos.&lt;br&gt;</text:p>
      <text:p text:style-name="Standard">- Los huéspedes mucho gusto dan, pero cuando se van.&lt;br&gt;</text:p>
      <text:p text:style-name="Standard">- Los malos tragos hay que pasarlos pronto.&lt;br&gt;</text:p>
      <text:p text:style-name="Standard">- Los niños y los locos dicen las verdades.&lt;br&gt;</text:p>
      <text:p text:style-name="Standard">- Los toros se ven mejor desde la barrera.&lt;br&gt;</text:p>
      <text:p text:style-name="Standard">- Los trapos sucios se lavan en casa.&lt;br&gt;</text:p>
      <text:p text:style-name="Standard">- Mal de muchos, consuelo de tontos.&lt;br&gt;</text:p>
      <text:p text:style-name="Standard">- Mañana será otro día.&lt;br&gt;</text:p>
      <text:p text:style-name="Standard">- Manitas que no dais, ¿qué esperáis?&lt;br&gt;</text:p>
      <text:p text:style-name="Standard">- Manos frías, corazón caliente.&lt;br&gt;</text:p>
      <text:p text:style-name="Standard">- Marido celoso no tiene reposo.&lt;br&gt;</text:p>
      <text:p text:style-name="Standard">- Marzo ventoso y abril lluvioso sacan a mayo florido y hermoso.&lt;br&gt;</text:p>
      <text:p text:style-name="Standard">- Más hace el que quiere que el que puede.&lt;br&gt;</text:p>
      <text:p text:style-name="Standard">- Más discurre un hambriento que cien letrados.&lt;br&gt;</text:p>
      <text:p text:style-name="Standard">- Más sabe el diablo por viejo que por diablo.&lt;br&gt;</text:p>
      <text:p text:style-name="Standard">- Más vale caer en gracia que ser gracioso.&lt;br&gt;</text:p>
      <text:p text:style-name="Standard">- Más vale estar solo que mal acompañado.&lt;br&gt;</text:p>
      <text:p text:style-name="Standard">- Más vale gastar en pan que en botica.&lt;br&gt;</text:p>
      <text:p text:style-name="Standard">- Más vale llegar a tiempo que rondar un año.&lt;br&gt;</text:p>
      <text:p text:style-name="Standard">- Más vale malo conocido que lo bueno por conocer.&lt;br&gt;</text:p>
      <text:p text:style-name="Standard">- Más vale maña que fuerza.&lt;br&gt;</text:p>
      <text:p text:style-name="Standard">- Más vale pájaro en mano que ciento volando.&lt;br&gt;</text:p>
      <text:p text:style-name="Standard">- Más vale prevenir que curar.&lt;br&gt;</text:p>
      <text:p text:style-name="Standard">- Más vale ser arriero que borrico.&lt;br&gt;</text:p>
      <text:p text:style-name="Standard">- Más vale tarde que nunca.&lt;br&gt;</text:p>
      <text:p text:style-name="Standard">- Más vale tener que desear.&lt;br&gt;</text:p>
      <text:p text:style-name="Standard">- Más vale tuerto que ciego.&lt;br&gt;</text:p>
      <text:p text:style-name="Standard">- Más vale un mal arreglo que un buen pleito.&lt;br&gt;</text:p>
      <text:p text:style-name="Standard">- Más ven cuatro ojos que dos.&lt;br&gt;</text:p>
      <text:p text:style-name="Standard">- Mejor dar que recibir.&lt;br&gt;</text:p>
      <text:p text:style-name="Standard">- Mucho ruido y pocas nueces.&lt;br&gt;</text:p>
      <text:p text:style-name="Standard">- Muchos son los llamados y pocos los escogidos.&lt;br&gt;</text:p>
      <text:p text:style-name="Standard">- Muerto el perro, se acabó la rabia.&lt;br&gt;</text:p>
      <text:p text:style-name="Standard">- Nadie da lo que no tiene.&lt;br&gt;</text:p>
      <text:p text:style-name="Standard">- Nadie es profeta en su tierra.&lt;br&gt;</text:p>
      <text:p text:style-name="Standard">- Nadie escarmienta en cabeza ajena.&lt;br&gt;</text:p>
      <text:p text:style-name="Standard">- Nadie se acuerda de Santa Bárbara hasta que truena.&lt;br&gt;</text:p>
      <text:p text:style-name="Standard">- Nadie se meta donde no le llamen.&lt;br&gt;</text:p>
      <text:p text:style-name="Standard"><text:soft-page-break/>- Nadie tira piedras a su tejado.&lt;br&gt;</text:p>
      <text:p text:style-name="Standard">- Ni pidas a quien pidió, ni sirvas a quien sirvió.&lt;br&gt;</text:p>
      <text:p text:style-name="Standard">- Ni son todos los que están, ni están todos los que son.&lt;br&gt;</text:p>
      <text:p text:style-name="Standard">- Ni tanto ni tan calvo.&lt;br&gt;</text:p>
      <text:p text:style-name="Standard">- Ningún jorobado ve su joroba.&lt;br&gt;</text:p>
      <text:p text:style-name="Standard">- Ninguno escarmienta en cabeza ajena.&lt;br&gt;</text:p>
      <text:p text:style-name="Standard">- No basta ser bueno sino parecerlo.&lt;br&gt;</text:p>
      <text:p text:style-name="Standard">- No cantan dos gallos en un gallinero.&lt;br&gt;</text:p>
      <text:p text:style-name="Standard">- No cantes gloria hasta el fin de la victoria.&lt;br&gt;</text:p>
      <text:p text:style-name="Standard">- No cojas la pera hasta que esté madura.&lt;br&gt;</text:p>
      <text:p text:style-name="Standard">- No comer por haber comido no es tiempo perdido.&lt;br&gt;</text:p>
      <text:p text:style-name="Standard">- No con quien naces sino con quien paces.&lt;br&gt;</text:p>
      <text:p text:style-name="Standard">- No dejes para mañana lo que puedas hacer hoy.&lt;br&gt;</text:p>
      <text:p text:style-name="Standard">- No echéis margaritas a los cerdos.&lt;br&gt;</text:p>
      <text:p text:style-name="Standard">- No es lo mismo ser que parecer.&lt;br&gt;</text:p>
      <text:p text:style-name="Standard">- No es más limpio el que más limpia, sino el que menos ensucia.&lt;br&gt;</text:p>
      <text:p text:style-name="Standard">- No es más rico quien más tiene sino el que menos necesita.&lt;br&gt;</text:p>
      <text:p text:style-name="Standard">- No es oro todo lo que reluce.&lt;br&gt;</text:p>
      <text:p text:style-name="Standard">- No es tan fiero el león como lo pintan.&lt;br&gt;</text:p>
      <text:p text:style-name="Standard">- No hay don sin din.&lt;br&gt;</text:p>
      <text:p text:style-name="Standard">- No hay enemigo pequeño.&lt;br&gt;</text:p>
      <text:p text:style-name="Standard">- No hay harina sin salvado.&lt;br&gt;</text:p>
      <text:p text:style-name="Standard">- No hay mal que cien años dure.&lt;br&gt;</text:p>
      <text:p text:style-name="Standard">- No hay mal que por bien no venga.&lt;br&gt;</text:p>
      <text:p text:style-name="Standard">- No hay mayor desprecio que no hacer aprecio.&lt;br&gt;</text:p>
      <text:p text:style-name="Standard">- No hay peor ciego que el que no quiere ver.&lt;br&gt;</text:p>
      <text:p text:style-name="Standard">- No hay peor sordo que el que no quiere oír.&lt;br&gt;</text:p>
      <text:p text:style-name="Standard">- No hay primavera sin flores ni verano sin calores.&lt;br&gt;</text:p>
      <text:p text:style-name="Standard">- No hay que empezar la casa por el tejado.&lt;br&gt;</text:p>
      <text:p text:style-name="Standard">- No hay que fiarse de las apariencias.&lt;br&gt;</text:p>
      <text:p text:style-name="Standard">- No hay que vender la piel del oso antes de haberlo cazado.&lt;br&gt;</text:p>
      <text:p text:style-name="Standard">- No hay regla sin excepción.&lt;br&gt;</text:p>
      <text:p text:style-name="Standard">- No hay rosa sin espinas.&lt;br&gt;</text:p>
      <text:p text:style-name="Standard">- No hay tonto que no se tenga por listo.&lt;br&gt;</text:p>
      <text:p text:style-name="Standard">- No muerdas la mano que te da de comer.&lt;br&gt;</text:p>
      <text:p text:style-name="Standard">- No ofende quien quiere sino quien puede.&lt;br&gt;</text:p>
      <text:p text:style-name="Standard">- No por mucho madrugar, amanece más temprano.&lt;br&gt;</text:p>
      <text:p text:style-name="Standard">- No quieres caldo, pues toma tres tazas.&lt;br&gt;</text:p>
      <text:p text:style-name="Standard">- No sabes lo que tienes hasta que lo pierdes.&lt;br&gt;</text:p>
      <text:p text:style-name="Standard">- No se acuerda el cura de cuando fue sacristán.&lt;br&gt;</text:p>
      <text:p text:style-name="Standard">- No se ganó Zamora en una hora.&lt;br&gt;</text:p>
      <text:p text:style-name="Standard">- No se hizo la miel para la boca del asno.&lt;br&gt;</text:p>
      <text:p text:style-name="Standard">- No se puede estar en misa y repicando.&lt;br&gt;</text:p>
      <text:p text:style-name="Standard">- No se puede hacer tortilla sin romper los huevos.&lt;br&gt;</text:p>
      <text:p text:style-name="Standard">- No sólo de pan vive el hombre.&lt;br&gt;</text:p>
      <text:p text:style-name="Standard">- No te cierres una puerta, si no has abierto otra.&lt;br&gt;</text:p>
      <text:p text:style-name="Standard">- No te rías del mal de vecino, que el tuyo viene de camino.&lt;br&gt;</text:p>
      <text:p text:style-name="Standard">- No tires piedras sobre tu tejado.&lt;br&gt;</text:p>
      <text:p text:style-name="Standard">- No todo el monte es orégano.&lt;br&gt;</text:p>
      <text:p text:style-name="Standard">- No vendas la piel de oso antes de haberlo cazado.&lt;br&gt;</text:p>
      <text:p text:style-name="Standard">- Nuestro gozo en un pozo.&lt;br&gt;</text:p>
      <text:p text:style-name="Standard">- Nunca digas de este agua no beberé.&lt;br&gt;</text:p>
      <text:p text:style-name="Standard"><text:soft-page-break/>- Nunca es tarde si la dicha es buena.&lt;br&gt;</text:p>
      <text:p text:style-name="Standard">- Nunca falta un roto para un descosido.&lt;br&gt;</text:p>
      <text:p text:style-name="Standard">- Nunca llueve a gusto de todos.&lt;br&gt;</text:p>
      <text:p text:style-name="Standard">- Nunca segundas partes fueron buenas.&lt;br&gt;</text:p>
      <text:p text:style-name="Standard">- Obras son amores, que no buenas razones.&lt;br&gt;</text:p>
      <text:p text:style-name="Standard">- Ojo por ojo, diente por diente.&lt;br&gt;</text:p>
      <text:p text:style-name="Standard">- Ojos que no ven, corazón que no siente.&lt;br&gt;</text:p>
      <text:p text:style-name="Standard">- Otro vendrá que bueno me hará.&lt;br&gt;</text:p>
      <text:p text:style-name="Standard">- Oveja que bala, bocado que pierde.&lt;br&gt;</text:p>
      <text:p text:style-name="Standard">- Palos con gusto no duelen.&lt;br&gt;</text:p>
      <text:p text:style-name="Standard">- Pan con pan, comida de tontos.&lt;br&gt;</text:p>
      <text:p text:style-name="Standard">- Pan para hoy, y hambre para mañana.&lt;br&gt;</text:p>
      <text:p text:style-name="Standard">- Para ese viaje no se necesitan alforjas.&lt;br&gt;</text:p>
      <text:p text:style-name="Standard">- Para muestra, un botón.&lt;br&gt;</text:p>
      <text:p text:style-name="Standard">- Paso a paso se va lejos.&lt;br&gt;</text:p>
      <text:p text:style-name="Standard">- Pelillos a la mar.&lt;br&gt;</text:p>
      <text:p text:style-name="Standard">- Perro ladrador, poco mordedor.&lt;br&gt;</text:p>
      <text:p text:style-name="Standard">- Pesar ajeno, no quita el sueño.&lt;br&gt;</text:p>
      <text:p text:style-name="Standard">- Piensa el ladrón que todos son de su condición.&lt;br&gt;</text:p>
      <text:p text:style-name="Standard">- Piensa mal y acertarás.&lt;br&gt;</text:p>
      <text:p text:style-name="Standard">- Pleitos tengas y los ganes.&lt;br&gt;</text:p>
      <text:p text:style-name="Standard">- Poco a poco se llega antes.&lt;br&gt;</text:p>
      <text:p text:style-name="Standard">- Pocos y mal avenidos.&lt;br&gt;</text:p>
      <text:p text:style-name="Standard">- Poderoso caballero es don dinero.&lt;br&gt;</text:p>
      <text:p text:style-name="Standard">- Por dinero baila el perro.&lt;br&gt;</text:p>
      <text:p text:style-name="Standard">- Por el canto se conoce el pájaro.&lt;br&gt;</text:p>
      <text:p text:style-name="Standard">- Por el hilo se saca el ovillo.&lt;br&gt;</text:p>
      <text:p text:style-name="Standard">- Por el interés, te quiero Andrés.&lt;br&gt;</text:p>
      <text:p text:style-name="Standard">- Por la boca muere el pez.&lt;br&gt;</text:p>
      <text:p text:style-name="Standard">- Por San Blas la cigüeña verás.&lt;br&gt;</text:p>
      <text:p text:style-name="Standard">- Por sus frutos los conoceréis.&lt;br&gt;</text:p>
      <text:p text:style-name="Standard">- Por un clavo se pierde una herradura.&lt;br&gt;</text:p>
      <text:p text:style-name="Standard">- Por un oído me entra y por otro me sale.&lt;br&gt;</text:p>
      <text:p text:style-name="Standard">- Por un perro que maté, mataperros me llamaron.&lt;br&gt;</text:p>
      <text:p text:style-name="Standard">- Preguntando se va a Roma.&lt;br&gt;</text:p>
      <text:p text:style-name="Standard">- Primero es la obligación que la devoción.&lt;br&gt;</text:p>
      <text:p text:style-name="Standard">- Que cada palo aguante su vela.&lt;br&gt;</text:p>
      <text:p text:style-name="Standard">- Querer es poder.&lt;br&gt;</text:p>
      <text:p text:style-name="Standard">- Quien a buen árbol se arrima buena sombra le cobija.&lt;br&gt;</text:p>
      <text:p text:style-name="Standard">- Quien a hierro mata, a hierro muere.&lt;br&gt;</text:p>
      <text:p text:style-name="Standard">- Quien bien ata, bien desata.&lt;br&gt;</text:p>
      <text:p text:style-name="Standard">- Quien bien siembra bien recoge.&lt;br&gt;</text:p>
      <text:p text:style-name="Standard">- Quien bien te quiere, te hará llorar.&lt;br&gt;</text:p>
      <text:p text:style-name="Standard">- Quien busca halla.&lt;br&gt;</text:p>
      <text:p text:style-name="Standard">- Quien calla otorga.&lt;br&gt;</text:p>
      <text:p text:style-name="Standard">- Quien con fuego juega se quema.&lt;br&gt;</text:p>
      <text:p text:style-name="Standard">- Quien con lobos anda, a aullar se enseña.&lt;br&gt;</text:p>
      <text:p text:style-name="Standard">- Quien con niños se acuesta mojado amanece.&lt;br&gt;</text:p>
      <text:p text:style-name="Standard">- Quien da pan a perro ajeno pierde pan y pierde perro.&lt;br&gt;</text:p>
      <text:p text:style-name="Standard">- Quien da primero, da dos veces&lt;br&gt;</text:p>
      <text:p text:style-name="Standard">- Quien de joven no trabaja de viejo duerme en la paja.&lt;br&gt;</text:p>
      <text:p text:style-name="Standard">- Quien enferma de locura, no tiene cura.&lt;br&gt;</text:p>
      <text:p text:style-name="Standard"><text:soft-page-break/>- Quien esté libre de culpa que tire la primera piedra.&lt;br&gt;</text:p>
      <text:p text:style-name="Standard">- Quien guarda, halla.&lt;br&gt;</text:p>
      <text:p text:style-name="Standard">- Quien hace lo que puede no está obligado a más.&lt;br&gt;</text:p>
      <text:p text:style-name="Standard">- Quien hizo la ley hizo la trampa.&lt;br&gt;</text:p>
      <text:p text:style-name="Standard">- Quien llega tarde, ni oye misa ni come carne.&lt;br&gt;</text:p>
      <text:p text:style-name="Standard">- Quien mal anda mal acaba.&lt;br&gt;</text:p>
      <text:p text:style-name="Standard">- Quien más pone, más pierde.&lt;br&gt;</text:p>
      <text:p text:style-name="Standard">- Quien más tiene, más quiere.&lt;br&gt;</text:p>
      <text:p text:style-name="Standard">- Quien mucho abarca poco aprieta.&lt;br&gt;</text:p>
      <text:p text:style-name="Standard">- Quien mucho duerme, poco aprende.&lt;br&gt;</text:p>
      <text:p text:style-name="Standard">- Quien nace lechón, muere cochino.&lt;br&gt;</text:p>
      <text:p text:style-name="Standard">- Quien no barbecha no cosecha.&lt;br&gt;</text:p>
      <text:p text:style-name="Standard">- Quien no se arriesga, no pasa la mar.&lt;br&gt;</text:p>
      <text:p text:style-name="Standard">- Quien no siembra no recoge.&lt;br&gt;</text:p>
      <text:p text:style-name="Standard">- Quien no te conoce que te compre.&lt;br&gt;</text:p>
      <text:p text:style-name="Standard">- Quien no tenga cabeza, que tenga pies.&lt;br&gt;</text:p>
      <text:p text:style-name="Standard">- Quien no tiene padrino, no se bautiza.&lt;br&gt;</text:p>
      <text:p text:style-name="Standard">- Quien paga descansa.&lt;br&gt;</text:p>
      <text:p text:style-name="Standard">- Quien paga manda.&lt;br&gt;</text:p>
      <text:p text:style-name="Standard">- Quien tiene boca se equivoca.&lt;br&gt;</text:p>
      <text:p text:style-name="Standard">- Quien predica en el desierto pierde el sermón.&lt;br&gt;</text:p>
      <text:p text:style-name="Standard">- Quien roba a un ladrón, tiene cien años de perdón.&lt;br&gt;</text:p>
      <text:p text:style-name="Standard">- Quien se pica ajos come.&lt;br&gt;</text:p>
      <text:p text:style-name="Standard">- Quien siembra vientos recoge tempestades.&lt;br&gt;</text:p>
      <text:p text:style-name="Standard">- Quien tiene un amigo tiene un tesoro.&lt;br&gt;</text:p>
      <text:p text:style-name="Standard">- Quien todo lo quiere, todo lo pierde.&lt;br&gt;</text:p>
      <text:p text:style-name="Standard">- Rectificar es de sabios.&lt;br&gt;</text:p>
      <text:p text:style-name="Standard">- Renovarse o morir.&lt;br&gt;</text:p>
      <text:p text:style-name="Standard">- Reunión de pastores, oveja muerta.&lt;br&gt;</text:p>
      <text:p text:style-name="Standard">- Resultó peor el remedio que la enfermedad.&lt;br&gt;</text:p>
      <text:p text:style-name="Standard">- Salir de Guatemala y entrar en Guatepeor.&lt;br&gt;</text:p>
      <text:p text:style-name="Standard">- Santa Rita, Rita, lo que se da no se quita.&lt;br&gt;</text:p>
      <text:p text:style-name="Standard">- Sarna con gusto no pica.&lt;br&gt;</text:p>
      <text:p text:style-name="Standard">- Se dice el pecado pero no el pecador.&lt;br&gt;</text:p>
      <text:p text:style-name="Standard">- Se dice el pecado pero no el pecador.&lt;br&gt;</text:p>
      <text:p text:style-name="Standard">- Si dices las verdades, pierdes las amistades.&lt;br&gt;</text:p>
      <text:p text:style-name="Standard">- Si hay trato, pueden ser amigos perro y gato.&lt;br&gt;</text:p>
      <text:p text:style-name="Standard">- Si la envidia fuera tiña, ¡cuántos tiñosos habría!.&lt;br&gt;</text:p>
      <text:p text:style-name="Standard">- Si la montaña no va a Mahoma, Mahoma va a la montaña.&lt;br&gt;</text:p>
      <text:p text:style-name="Standard">- Si no puedes con tu enemigo, únete a él.&lt;br&gt;</text:p>
      <text:p text:style-name="Standard">- Si no quieres una taza, taza y media.&lt;br&gt;</text:p>
      <text:p text:style-name="Standard">- Si no te envidia nadie, poco vales.&lt;br&gt;</text:p>
      <text:p text:style-name="Standard">- Si te mandare tu mujer arrojarte de un tajo, ruega a Dios que sea bajo.&lt;br&gt;</text:p>
      <text:p text:style-name="Standard">- Siempre sale a hablar quien tiene por qué callar.&lt;br&gt;</text:p>
      <text:p text:style-name="Standard">- Sobre gustos no hay nada escrito.&lt;br&gt;</text:p>
      <text:p text:style-name="Standard">- Tal amo, tal criado.&lt;br&gt;</text:p>
      <text:p text:style-name="Standard">- Tanto tienes, tanto vales.&lt;br&gt;</text:p>
      <text:p text:style-name="Standard">- Tanto va el cántaro a la fuente que al final se rompe.&lt;br&gt;</text:p>
      <text:p text:style-name="Standard">- Tirar la piedra y esconder la mano.&lt;br&gt;</text:p>
      <text:p text:style-name="Standard">- Todo se pega menos la hermosura.&lt;br&gt;</text:p>
      <text:p text:style-name="Standard">- Todo tiene remedio menos la muerte.&lt;br&gt;</text:p>
      <text:p text:style-name="Standard">- Tras cornudo, apaleado.&lt;br&gt;</text:p>
      <text:p text:style-name="Standard"><text:soft-page-break/>- Tripa vacía, corazón sin alegría.&lt;br&gt;</text:p>
      <text:p text:style-name="Standard">- Un clavo saca otro clavo.&lt;br&gt;</text:p>
      <text:p text:style-name="Standard">- Un grano no hace granero, pero ayuda al compañero.&lt;br&gt;</text:p>
      <text:p text:style-name="Standard">- Una aguja en un pajar, es difícil de encontrar.&lt;br&gt;</text:p>
      <text:p text:style-name="Standard">- Una cosa es predicar y otra dar trigo.&lt;br&gt;</text:p>
      <text:p text:style-name="Standard">- Una imagen vale más que mil palabras.&lt;br&gt;</text:p>
      <text:p text:style-name="Standard">- Una mano lava a la otra, y ambas la cara.&lt;br&gt;</text:p>
      <text:p text:style-name="Standard">- Una vez te casarás y mil te arrepentirás.&lt;br&gt;</text:p>
      <text:p text:style-name="Standard">- Unos lo siembran, y otros lo siegan.&lt;br&gt;</text:p>
      <text:p text:style-name="Standard">- Unos nacen con estrella y otros estrellados.&lt;br&gt;</text:p>
      <text:p text:style-name="Standard">- Unos por otros, la casa sin barrer.&lt;br&gt;</text:p>
      <text:p text:style-name="Standard">- Unos tanto y otros tan poco.&lt;br&gt;</text:p>
      <text:p text:style-name="Standard">- Unos tienen la fama, y otros cardan la lana.&lt;br&gt;</text:p>
      <text:p text:style-name="Standard">- Uso hace maestro.&lt;br&gt;</text:p>
      <text:p text:style-name="Standard">- Vemos la paja en el ojo ajeno, y no vemos la viga en el nuestro.&lt;br&gt;</text:p>
      <text:p text:style-name="Standard">- Vísteme despacio que tengo prisa.&lt;br&gt;</text:p>
      <text:p text:style-name="Standard">- Zapatero, a tus zapatos.&lt;br&gt;</text:p>
      <text:p text:style-name="Standard">- Zurrón de mendigo, nunca bien henchido.&lt;/font&gt;&lt;/p&gt;&lt;/td&gt;</text:p>
      <text:p text:style-name="Standard">&lt;/tr&gt;</text:p>
      <text:p text:style-name="Standard">&lt;/t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4:06:10.794785333</meta:creation-date>
    <dc:date>2020-08-27T14:07:41.285038078</dc:date>
    <meta:editing-duration>PT1M31S</meta:editing-duration>
    <meta:editing-cycles>1</meta:editing-cycles>
    <meta:document-statistic meta:table-count="0" meta:image-count="0" meta:object-count="0" meta:page-count="12" meta:paragraph-count="591" meta:word-count="4633" meta:character-count="24342" meta:non-whitespace-character-count="20300"/>
    <meta:generator>LibreOffice/6.0.7.3$Linux_X86_64 LibreOffice_project/00m0$Build-3</meta:generator>
  </office:meta>
</office:document-meta>
</file>